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fo:padding="0cm" fo:border="none" style:writing-mode="lr-tb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 fo:padding="0cm" fo:border="none" style:writing-mode="lr-tb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padding="0cm" fo:border="none" style:writing-mode="lr-tb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end" style:justify-single-word="false" fo:padding="0cm" fo:border="none" style:writing-mode="lr-tb"/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50%" fo:text-align="end" style:justify-single-word="false" fo:padding="0cm" fo:border="none" style:writing-mode="lr-tb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 fo:padding="0cm" fo:border="none" style:writing-mode="lr-tb"/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padding="0cm" fo:border="none" style:writing-mode="lr-tb"/>
      <style:text-properties fo:color="#00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line-height="150%" fo:padding="0cm" fo:border="none" style:writing-mode="lr-tb"/>
      <style:text-properties fo:color="#000000" fo:font-size="20pt" style:text-underline-style="none" fo:font-weight="normal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line-height="150%" fo:text-align="end" style:justify-single-word="false" fo:padding="0cm" fo:border="none" style:writing-mode="lr-tb"/>
    </style:style>
    <style:style style:name="P10" style:family="paragraph" style:parent-style-name="Standard">
      <style:paragraph-properties fo:line-height="150%" fo:text-align="start" style:justify-single-word="false" fo:padding="0cm" fo:border="none" style:writing-mode="lr-tb"/>
    </style:style>
    <style:style style:name="P11" style:family="paragraph" style:parent-style-name="Standard" style:list-style-name="L2">
      <style:paragraph-properties fo:line-height="150%" fo:text-align="start" style:justify-single-word="false" fo:padding="0cm" fo:border="none" style:writing-mode="lr-tb"/>
    </style:style>
    <style:style style:name="P12" style:family="paragraph" style:parent-style-name="Standard" style:list-style-name="L4">
      <style:paragraph-properties fo:line-height="150%" fo:text-align="start" style:justify-single-word="false" fo:padding="0cm" fo:border="none" style:writing-mode="lr-tb"/>
    </style:style>
    <style:style style:name="P13" style:family="paragraph" style:parent-style-name="Standard" style:list-style-name="L5">
      <style:paragraph-properties fo:line-height="150%" fo:text-align="start" style:justify-single-word="false" fo:padding="0cm" fo:border="none" style:writing-mode="lr-tb"/>
    </style:style>
    <style:style style:name="P14" style:family="paragraph" style:parent-style-name="Standard">
      <style:paragraph-properties fo:line-height="150%" fo:text-align="start" style:justify-single-word="false" fo:padding="0cm" fo:border="none" style:writing-mode="lr-tb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line-height="150%" fo:text-align="start" style:justify-single-word="false" fo:break-before="page" fo:padding="0cm" fo:border="none" style:writing-mode="lr-tb"/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 fo:padding="0cm" fo:border="non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line-height="150%" style:page-number="auto" fo:padding="0cm" fo:border="none" style:writing-mode="lr-tb"/>
      <style:text-properties fo:color="#00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margin-left="1.251cm" fo:margin-right="0cm" fo:line-height="150%" fo:text-align="start" style:justify-single-word="false" fo:text-indent="0cm" style:auto-text-indent="false" fo:padding="0cm" fo:border="none" style:writing-mode="lr-tb"/>
      <style:text-properties style:font-name="Monospace" fo:font-size="9pt" style:font-name-asian="Monospace" style:font-size-asian="9pt" style:font-name-complex="Monospace" style:font-size-complex="9pt"/>
    </style:style>
    <style:style style:name="P19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20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3f7f5f" style:font-name="Monospace" fo:font-size="9pt" style:font-name-asian="Monospace" style:font-size-asian="9pt" style:font-name-complex="Monospace" style:font-size-complex="9pt"/>
    </style:style>
    <style:style style:name="P21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/>
    </style:style>
    <style:style style:name="T3" style:family="text"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style:font-size-asian="10.5pt" style:font-size-complex="12pt"/>
    </style:style>
    <style:style style:name="T6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fo:font-size="12pt" style:font-size-asian="10.5pt" style:font-size-complex="12pt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2a00ff"/>
    </style:style>
    <style:style style:name="T17" style:family="text">
      <style:text-properties fo:color="#3f5fbf"/>
    </style:style>
    <style:style style:name="T18" style:family="text">
      <style:text-properties fo:color="#7f7f9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7f9fbf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/>
      <text:p text:style-name="P7"/>
      <text:p text:style-name="P7"/>
      <text:p text:style-name="P7"/>
      <text:p text:style-name="P7"/>
      <text:p text:style-name="P7">Assignment 3</text:p>
      <text:p text:style-name="P3">CS2212 – Introduction to Software Engineering</text:p>
      <text:p text:style-name="P8"/>
      <text:p text:style-name="P1"/>
      <text:p text:style-name="P1"/>
      <text:p text:style-name="P1"/>
      <text:p text:style-name="P1">Group 2</text:p>
      <text:p text:style-name="P4">Kevin Brightwell</text:p>
      <text:p text:style-name="P4">Jonathan Demelo</text:p>
      <text:p text:style-name="P4">Graem Littleton</text:p>
      <text:p text:style-name="P4">Justin McDonald</text:p>
      <text:p text:style-name="P4">Ramesh Raj</text:p>
      <text:p text:style-name="P4"><text:span text:style-name="T1"/></text:p>
      <text:p text:style-name="P9"><text:span text:style-name="T1">Professor Laura </text:span><text:span text:style-name="T3">Ried</text:span></text:p>
      <text:p text:style-name="P5">TA Mike Tighe</text:p>
      <text:p text:style-name="P9"><text:span text:style-name="T3">16 March </text:span><text:span text:style-name="T1">2012</text:span></text:p>
      <text:p text:style-name="P1"/>
      <text:p text:style-name="P15">Table of Contents:</text:p>
      <text:p text:style-name="P2"/>
      <text:p text:style-name="P6">Section 1: </text:p>
      <text:list xml:id="list1766181277" text:style-name="L2">
        <text:list-item>
          <text:p text:style-name="P11"><text:span text:style-name="T4">UML Class Diagram</text:span></text:p>
        </text:list-item>
      </text:list>
      <text:p text:style-name="P2"/>
      <text:p text:style-name="P6">Section 2: </text:p>
      <text:list xml:id="list2018215025" text:style-name="L4">
        <text:list-item>
          <text:p text:style-name="P12"><text:span text:style-name="T4">Testing</text:span></text:p>
          <text:list>
            <text:list-item>
              <text:p text:style-name="P12"><text:span text:style-name="T4">Test case listing</text:span></text:p>
            </text:list-item>
            <text:list-item>
              <text:p text:style-name="P12"><text:span text:style-name="T4">Driver and stub examples</text:span></text:p>
            </text:list-item>
          </text:list>
        </text:list-item>
      </text:list>
      <text:p text:style-name="P14"><text:span text:style-name="T6"/></text:p>
      <text:p text:style-name="P14"><text:span text:style-name="T6">Section 3:</text:span></text:p>
      <text:list xml:id="list896601817" text:style-name="L5">
        <text:list-item>
          <text:p text:style-name="P13"><text:span text:style-name="T4">Project Plan (Gantt Chart)</text:span></text:p>
        </text:list-item>
      </text:list>
      <text:p text:style-name="P16"><text:span text:style-name="T7">Section 2:</text:span></text:p>
      <text:p text:style-name="P14"><text:span text:style-name="T6">Driver and Stub Example:</text:span></text:p>
      <text:p text:style-name="P18"><text:span text:style-name="T11">package</text:span><text:span text:style-name="T8"> test;</text:span></text:p>
      <text:p text:style-name="P19"/>
      <text:p text:style-name="P19"><text:span text:style-name="T10">import</text:span><text:span text:style-name="T2"> java.util.ArrayList;</text:span></text:p>
      <text:p text:style-name="P19"/>
      <text:p text:style-name="P19"><text:span text:style-name="T10">import</text:span><text:span text:style-name="T2"> data.Contestant;</text:span></text:p>
      <text:p text:style-name="P19"><text:span text:style-name="T10">import</text:span><text:span text:style-name="T2"> data.GameData;</text:span></text:p>
      <text:p text:style-name="P19"><text:span text:style-name="T10">import</text:span><text:span text:style-name="T2"> data.InvalidFieldException;</text:span></text:p>
      <text:p text:style-name="P19"/>
      <text:p text:style-name="P19"/>
      <text:p text:style-name="P20">/*</text:p>
      <text:p text:style-name="P20"><text:s/>* Test Case: <text:span text:style-name="T12">Admin</text:span> casting off a <text:span text:style-name="T12">contestant</text:span> after season started</text:p>
      <text:p text:style-name="P20"><text:s/>*/</text:p>
      <text:p text:style-name="P19"><text:span text:style-name="T10">public</text:span><text:span text:style-name="T2"> </text:span><text:span text:style-name="T10">class</text:span><text:span text:style-name="T2"> Testing{</text:span></text:p>
      <text:p text:style-name="P21"><text:tab/></text:p>
      <text:p text:style-name="P19"><text:span text:style-name="T2"><text:tab/></text:span><text:span text:style-name="T13">//Constant values for testing purposes</text:span></text:p>
      <text:p text:style-name="P19"><text:span text:style-name="T2"><text:tab/></text:span><text:span text:style-name="T10">private</text:span><text:span text:style-name="T2"> </text:span><text:span text:style-name="T10">static</text:span><text:span text:style-name="T2"> </text:span><text:span text:style-name="T10">final</text:span><text:span text:style-name="T2"> Integer </text:span><text:span text:style-name="T15">NUM_TEST_CONTESTANTS</text:span><text:span text:style-name="T2"> = 6;</text:span></text:p>
      <text:p text:style-name="P19"><text:span text:style-name="T2"><text:tab/></text:span><text:span text:style-name="T10">private</text:span><text:span text:style-name="T2"> </text:span><text:span text:style-name="T10">static</text:span><text:span text:style-name="T2"> </text:span><text:span text:style-name="T10">final</text:span><text:span text:style-name="T2"> Integer </text:span><text:span text:style-name="T15">TEST_BET_AMOUNT</text:span><text:span text:style-name="T2"> = 5;</text:span></text:p>
      <text:p text:style-name="P19"><text:span text:style-name="T2"><text:tab/></text:span><text:span text:style-name="T10">private</text:span><text:span text:style-name="T2"> </text:span><text:span text:style-name="T10">static</text:span><text:span text:style-name="T2"> </text:span><text:span text:style-name="T10">final</text:span><text:span text:style-name="T2"> String </text:span><text:span text:style-name="T15">TEST_TRIBE_ONE</text:span><text:span text:style-name="T2"> = </text:span><text:span text:style-name="T16">"Alive"</text:span><text:span text:style-name="T2">;</text:span></text:p>
      <text:p text:style-name="P19"><text:span text:style-name="T2"><text:tab/></text:span><text:span text:style-name="T10">private</text:span><text:span text:style-name="T2"> </text:span><text:span text:style-name="T10">static</text:span><text:span text:style-name="T2"> </text:span><text:span text:style-name="T10">final</text:span><text:span text:style-name="T2"> String </text:span><text:span text:style-name="T15">TEST_TRIBE_TWO</text:span><text:span text:style-name="T2"> = </text:span><text:span text:style-name="T16">"Dead"</text:span><text:span text:style-name="T2">;</text:span></text:p>
      <text:p text:style-name="P21"><text:tab/></text:p>
      <text:p text:style-name="P21"><text:tab/></text:p>
      <text:p text:style-name="P19"><text:span text:style-name="T2"><text:tab/></text:span><text:span text:style-name="T13">//DRIVER TESTS TO SEE IF CAST OFF IS WORKING PROPERLY</text:span></text:p>
      <text:p text:style-name="P19"><text:span text:style-name="T2"><text:tab/></text:span><text:span text:style-name="T10">public</text:span><text:span text:style-name="T2"> </text:span><text:span text:style-name="T10">static</text:span><text:span text:style-name="T2"> </text:span><text:span text:style-name="T10">void</text:span><text:span text:style-name="T2"> driver() </text:span><text:span text:style-name="T10">throws</text:span><text:span text:style-name="T2"> InvalidFieldException{</text:span></text:p>
      <text:p text:style-name="P19"/>
      <text:p text:style-name="P19"><text:span text:style-name="T2"><text:tab/><text:tab/></text:span><text:span text:style-name="T13">//Instantiate a new GameData object with 6 test </text:span><text:span text:style-name="T14">contestants</text:span><text:span text:style-name="T13">.</text:span></text:p>
      <text:p text:style-name="P19"><text:span text:style-name="T2"><text:tab/><text:tab/>GameData g = </text:span><text:span text:style-name="T10">new</text:span><text:span text:style-name="T2"> GameData(</text:span><text:span text:style-name="T15">NUM_TEST_CONTESTANTS</text:span><text:span text:style-name="T2">);</text:span></text:p>
      <text:p text:style-name="P21"><text:tab/><text:tab/></text:p>
      <text:p text:style-name="P19"><text:span text:style-name="T2"><text:tab/><text:tab/></text:span><text:span text:style-name="T13">//Instantiate valid tribe names for the game.</text:span></text:p>
      <text:p text:style-name="P19"><text:span text:style-name="T2"><text:tab/><text:tab/>g.setTribeNames(</text:span><text:span text:style-name="T15">TEST_TRIBE_ONE</text:span><text:span text:style-name="T2">, </text:span><text:span text:style-name="T15">TEST_TRIBE_TWO</text:span><text:span text:style-name="T2">);</text:span></text:p>
      <text:p text:style-name="P21"><text:tab/><text:tab/></text:p>
      <text:p text:style-name="P19"><text:span text:style-name="T2"><text:tab/><text:tab/></text:span><text:span text:style-name="T13">//Strings to be used to compose test </text:span><text:span text:style-name="T14">Contestants</text:span><text:span text:style-name="T13">, so that a season may be started.</text:span></text:p>
      <text:p text:style-name="P19"><text:span text:style-name="T2"><text:tab/><text:tab/>String[] testID = {</text:span><text:span text:style-name="T16">"MJ"</text:span><text:span text:style-name="T2">, </text:span><text:span text:style-name="T16">"BP"</text:span><text:span text:style-name="T2">, </text:span><text:span text:style-name="T16">"JS"</text:span><text:span text:style-name="T2">, </text:span><text:span text:style-name="T16">"AJ"</text:span><text:span text:style-name="T2">, </text:span><text:span text:style-name="T16">"AE"</text:span><text:span text:style-name="T2">, </text:span><text:span text:style-name="T16">"JB"</text:span><text:span text:style-name="T2">};</text:span></text:p>
      <text:p text:style-name="P19"><text:span text:style-name="T2"><text:tab/><text:tab/>String[] testFirstName = {</text:span><text:span text:style-name="T16">"Michael"</text:span><text:span text:style-name="T2">, </text:span><text:span text:style-name="T16">"Brad"</text:span><text:span text:style-name="T2">, </text:span><text:span text:style-name="T16">"Jessica"</text:span><text:span text:style-name="T2">, </text:span><text:span text:style-name="T16">"Angelina"</text:span><text:span text:style-name="T2">, </text:span><text:span text:style-name="T16">"Albert"</text:span><text:span text:style-name="T2">, </text:span><text:span text:style-name="T16">"Al"</text:span><text:span text:style-name="T2">};</text:span></text:p>
      <text:p text:style-name="P19"><text:span text:style-name="T2"><text:tab/><text:tab/>String[] testLastName = {</text:span><text:span text:style-name="T16">"Jackson"</text:span><text:span text:style-name="T2">, </text:span><text:span text:style-name="T16">"Pitt"</text:span><text:span text:style-name="T2">, </text:span><text:span text:style-name="T16">"Simpson"</text:span><text:span text:style-name="T2">, </text:span><text:span text:style-name="T16">"Jolie"</text:span><text:span text:style-name="T2">, </text:span><text:span text:style-name="T16">"Einstein"</text:span><text:span text:style-name="T2">, </text:span><text:span text:style-name="T16">"Capone"</text:span><text:span text:style-name="T2">};</text:span></text:p>
      <text:p text:style-name="P19"><text:span text:style-name="T2"><text:tab/><text:tab/>String[] testTribe = {</text:span><text:span text:style-name="T15">TEST_TRIBE_TWO</text:span><text:span text:style-name="T2">, </text:span><text:span text:style-name="T15">TEST_TRIBE_ONE</text:span><text:span text:style-name="T2">, </text:span><text:span text:style-name="T15">TEST_TRIBE_ONE</text:span><text:span text:style-name="T2">, </text:span><text:span text:style-name="T15">TEST_TRIBE_ONE</text:span><text:span text:style-name="T2">, </text:span><text:span text:style-name="T15">TEST_TRIBE_TWO</text:span><text:span text:style-name="T2">, </text:span><text:span text:style-name="T15">TEST_TRIBE_TWO</text:span><text:span text:style-name="T2">};</text:span></text:p>
      <text:p text:style-name="P21"><text:tab/><text:tab/></text:p>
      <text:p text:style-name="P19"><text:span text:style-name="T2"><text:tab/><text:tab/></text:span><text:span text:style-name="T13">//Instantiate and add the 6 test </text:span><text:span text:style-name="T14">contestants</text:span><text:span text:style-name="T13"> to the game.</text:span></text:p>
      <text:p text:style-name="P19"><text:span text:style-name="T2"><text:tab/><text:tab/></text:span><text:span text:style-name="T10">for</text:span><text:span text:style-name="T2"> (</text:span><text:span text:style-name="T10">int</text:span><text:span text:style-name="T2"> i = 0; i &lt; 6; i++){</text:span></text:p>
      <text:p text:style-name="P19"><text:span text:style-name="T2"><text:tab/><text:tab/><text:tab/>Contestant c = </text:span><text:span text:style-name="T10">new</text:span><text:span text:style-name="T2"> Contestant(testID[i], testFirstName[i], testLastName[i], testTribe[i]);</text:span></text:p>
      <text:p text:style-name="P21"><text:tab/><text:tab/><text:tab/>g.addContestant(c);</text:p>
      <text:p text:style-name="P21"><text:tab/><text:tab/>}</text:p>
      <text:p text:style-name="P21"><text:tab/><text:tab/></text:p>
      <text:p text:style-name="P19"><text:span text:style-name="T2"><text:tab/><text:tab/></text:span><text:span text:style-name="T13">//Start the season, so that </text:span><text:span text:style-name="T14">contestants</text:span><text:span text:style-name="T13"> may be cast off, and the weeks can be advanced.</text:span></text:p>
      <text:p text:style-name="P19"><text:span text:style-name="T2"><text:tab/><text:tab/>g.startSeason(</text:span><text:span text:style-name="T15">TEST_BET_AMOUNT</text:span><text:span text:style-name="T2">);</text:span></text:p>
      <text:p text:style-name="P21"><text:tab/><text:tab/></text:p>
      <text:p text:style-name="P21"><text:tab/><text:tab/></text:p>
      <text:p text:style-name="P19"><text:span text:style-name="T2"><text:tab/><text:tab/></text:span><text:span text:style-name="T13">// TEST 1: CAST OFF THE (TEST) CONTESTANT "JESSICA SIMPSON"</text:span></text:p>
      <text:p text:style-name="P19"><text:span text:style-name="T2"><text:tab/><text:tab/>g.getAllContestants().get(2).toCastOff();<text:tab/></text:span><text:span text:style-name="T13">//set the next </text:span><text:span text:style-name="T14">contestant</text:span><text:span text:style-name="T13"> to be cast off</text:span></text:p>
      <text:p text:style-name="P19"><text:span text:style-name="T2"><text:tab/><text:tab/>g.advanceWeek();<text:tab/><text:tab/><text:tab/><text:tab/><text:tab/><text:tab/><text:tab/></text:span><text:span text:style-name="T13">//advance the week, committing the cast off</text:span></text:p>
      <text:p text:style-name="P21"><text:tab/><text:tab/></text:p>
      <text:p text:style-name="P19"><text:span text:style-name="T2"><text:tab/><text:tab/></text:span><text:span text:style-name="T13">// CONFIRMATION/OUTPUT: isCastOff returns true if </text:span><text:span text:style-name="T14">contestant</text:span><text:span text:style-name="T13"> NOT casted off </text:span></text:p>
      <text:p text:style-name="P19"><text:soft-page-break/><text:span text:style-name="T2"><text:tab/><text:tab/></text:span><text:span text:style-name="T10">if</text:span><text:span text:style-name="T2"> (!g.getAllContestants().get(2).isCastOff())</text:span></text:p>
      <text:p text:style-name="P19"><text:span text:style-name="T2"><text:tab/><text:tab/><text:tab/>System.</text:span><text:span text:style-name="T15">out</text:span><text:span text:style-name="T2">.println(</text:span><text:span text:style-name="T16">"Test 1: FAILED\n\tJessica Simpson was not cast off.\n"</text:span><text:span text:style-name="T2">);</text:span></text:p>
      <text:p text:style-name="P19"><text:span text:style-name="T2"><text:tab/><text:tab/></text:span><text:span text:style-name="T10">else</text:span><text:span text:style-name="T2"> System.</text:span><text:span text:style-name="T15">out</text:span><text:span text:style-name="T2">.println(</text:span><text:span text:style-name="T16">"Test 1: PASSED\n\tJessica Simpson was cast off during Week "</text:span><text:span text:style-name="T2"> + g.getAllContestants().get(2).getCastDate() + </text:span><text:span text:style-name="T16">"\n"</text:span><text:span text:style-name="T2">);</text:span></text:p>
      <text:p text:style-name="P21"><text:tab/><text:tab/></text:p>
      <text:p text:style-name="P21"><text:tab/><text:tab/></text:p>
      <text:p text:style-name="P19"><text:span text:style-name="T2"><text:tab/><text:tab/></text:span><text:span text:style-name="T13">// TEST 2: CAST OFF THE (TEST) CONTESTANT "MICHAEL JACKSON"</text:span></text:p>
      <text:p text:style-name="P19"><text:span text:style-name="T2"><text:tab/><text:tab/>g.getAllContestants().get(0).toCastOff();<text:tab/></text:span><text:span text:style-name="T13">//set the next </text:span><text:span text:style-name="T14">contestant</text:span><text:span text:style-name="T13"> to be cast off</text:span></text:p>
      <text:p text:style-name="P19"><text:span text:style-name="T2"><text:tab/><text:tab/>g.advanceWeek();<text:tab/><text:tab/><text:tab/><text:tab/><text:tab/><text:tab/><text:tab/></text:span><text:span text:style-name="T13">//advance the week, committing the cast off</text:span></text:p>
      <text:p text:style-name="P21"><text:tab/></text:p>
      <text:p text:style-name="P19"><text:span text:style-name="T2"><text:tab/><text:tab/></text:span><text:span text:style-name="T13">// CONFIRMATION/OUTPUT:</text:span></text:p>
      <text:p text:style-name="P19"><text:span text:style-name="T2"><text:tab/><text:tab/></text:span><text:span text:style-name="T10">if</text:span><text:span text:style-name="T2"> (!g.getAllContestants().get(0).isCastOff())</text:span></text:p>
      <text:p text:style-name="P19"><text:span text:style-name="T2"><text:tab/><text:tab/><text:tab/>System.</text:span><text:span text:style-name="T15">out</text:span><text:span text:style-name="T2">.println(</text:span><text:span text:style-name="T16">"Test 2: FAILED\n\tMichael Jackson was not cast off.\n"</text:span><text:span text:style-name="T2">);</text:span></text:p>
      <text:p text:style-name="P19"><text:span text:style-name="T2"><text:tab/><text:tab/></text:span><text:span text:style-name="T10">else</text:span><text:span text:style-name="T2"> System.</text:span><text:span text:style-name="T15">out</text:span><text:span text:style-name="T2">.println(</text:span><text:span text:style-name="T16">"Test 2: PASSED\n\tMichael Jackson was cast off during Week "</text:span><text:span text:style-name="T2"> + g.getAllContestants().get(0).getCastDate() + </text:span><text:span text:style-name="T16">"\n"</text:span><text:span text:style-name="T2">);<text:tab/><text:tab/></text:span></text:p>
      <text:p text:style-name="P21"><text:tab/>}</text:p>
      <text:p text:style-name="P21"><text:tab/></text:p>
      <text:p text:style-name="P19"><text:span text:style-name="T2"><text:tab/></text:span><text:span text:style-name="T17">/**************END OF DRIVER TESTING</text:span><text:span text:style-name="T18">----</text:span><text:span text:style-name="T17">START OF STUB TESTING********************/</text:span></text:p>
      <text:p text:style-name="P19"><text:span text:style-name="T2"><text:tab/></text:span><text:span text:style-name="T10">static</text:span><text:span text:style-name="T2"> </text:span><text:span text:style-name="T13">//Driver for the stub</text:span></text:p>
      <text:p text:style-name="P19"><text:span text:style-name="T2"><text:tab/>ArrayList&lt;Contestant&gt; </text:span><text:span text:style-name="T15">list</text:span><text:span text:style-name="T2"> = </text:span><text:span text:style-name="T10">new</text:span><text:span text:style-name="T2"> ArrayList&lt;Contestant&gt;();</text:span></text:p>
      <text:p text:style-name="P21"><text:tab/></text:p>
      <text:p text:style-name="P19"><text:span text:style-name="T2"><text:tab/></text:span><text:span text:style-name="T10">public</text:span><text:span text:style-name="T2"> </text:span><text:span text:style-name="T10">static</text:span><text:span text:style-name="T2"> </text:span><text:span text:style-name="T10">void</text:span><text:span text:style-name="T2"> stub(){</text:span></text:p>
      <text:p text:style-name="P19"><text:span text:style-name="T2"><text:tab/><text:tab/>System.</text:span><text:span text:style-name="T15">out</text:span><text:span text:style-name="T2">.println(</text:span><text:span text:style-name="T16">"STUB TESTING\n\n\n"</text:span><text:span text:style-name="T2">);</text:span></text:p>
      <text:p text:style-name="P19"><text:span text:style-name="T2"><text:tab/><text:tab/></text:span><text:span text:style-name="T13">//add 6(max number) of </text:span><text:span text:style-name="T14">contestants</text:span></text:p>
      <text:p text:style-name="P19"><text:span text:style-name="T2"><text:tab/><text:tab/></text:span><text:span text:style-name="T10">try</text:span><text:span text:style-name="T2"> {</text:span></text:p>
      <text:p text:style-name="P19"><text:span text:style-name="T2"><text:tab/><text:tab/><text:tab/></text:span><text:span text:style-name="T13">//</text:span><text:span text:style-name="T14">cont</text:span><text:span text:style-name="T13"> ID,first name,last name, tribe</text:span></text:p>
      <text:p text:style-name="P19"><text:span text:style-name="T2"><text:tab/><text:tab/><text:tab/>Contestant c1 = </text:span><text:span text:style-name="T10">new</text:span><text:span text:style-name="T2"> Contestant();</text:span></text:p>
      <text:p text:style-name="P19"><text:span text:style-name="T2"><text:tab/><text:tab/><text:tab/>c1.setID(</text:span><text:span text:style-name="T16">"i1"</text:span><text:span text:style-name="T2">);</text:span></text:p>
      <text:p text:style-name="P21"><text:tab/><text:tab/><text:tab/></text:p>
      <text:p text:style-name="P19"><text:span text:style-name="T2"><text:tab/><text:tab/><text:tab/>Contestant c2 = </text:span><text:span text:style-name="T10">new</text:span><text:span text:style-name="T2"> Contestant();</text:span></text:p>
      <text:p text:style-name="P19"><text:span text:style-name="T2"><text:tab/><text:tab/><text:tab/>c2.setID(</text:span><text:span text:style-name="T16">"i2"</text:span><text:span text:style-name="T2">);</text:span></text:p>
      <text:p text:style-name="P21"><text:tab/><text:tab/><text:tab/></text:p>
      <text:p text:style-name="P19"><text:span text:style-name="T2"><text:tab/><text:tab/><text:tab/>Contestant c3 = </text:span><text:span text:style-name="T10">new</text:span><text:span text:style-name="T2"> Contestant();</text:span></text:p>
      <text:p text:style-name="P19"><text:span text:style-name="T2"><text:tab/><text:tab/><text:tab/>c3.setID(</text:span><text:span text:style-name="T16">"i3"</text:span><text:span text:style-name="T2">);</text:span></text:p>
      <text:p text:style-name="P21"><text:tab/><text:tab/><text:tab/></text:p>
      <text:p text:style-name="P19"><text:span text:style-name="T2"><text:tab/><text:tab/><text:tab/>Contestant c4 = </text:span><text:span text:style-name="T10">new</text:span><text:span text:style-name="T2"> Contestant();</text:span></text:p>
      <text:p text:style-name="P19"><text:span text:style-name="T2"><text:tab/><text:tab/><text:tab/>c4.setID(</text:span><text:span text:style-name="T16">"i4"</text:span><text:span text:style-name="T2">);</text:span></text:p>
      <text:p text:style-name="P21"><text:tab/><text:tab/><text:tab/></text:p>
      <text:p text:style-name="P19"><text:span text:style-name="T2"><text:tab/><text:tab/><text:tab/>Contestant c5 = </text:span><text:span text:style-name="T10">new</text:span><text:span text:style-name="T2"> Contestant();</text:span></text:p>
      <text:p text:style-name="P19"><text:span text:style-name="T2"><text:tab/><text:tab/><text:tab/>c5.setID(</text:span><text:span text:style-name="T16">"i5"</text:span><text:span text:style-name="T2">);</text:span></text:p>
      <text:p text:style-name="P21"><text:tab/><text:tab/><text:tab/></text:p>
      <text:p text:style-name="P19"><text:span text:style-name="T2"><text:tab/><text:tab/><text:tab/>Contestant c6 = </text:span><text:span text:style-name="T10">new</text:span><text:span text:style-name="T2"> Contestant();</text:span></text:p>
      <text:p text:style-name="P19"><text:span text:style-name="T2"><text:tab/><text:tab/><text:tab/>c6.setID(</text:span><text:span text:style-name="T16">"i6"</text:span><text:span text:style-name="T2">);</text:span></text:p>
      <text:p text:style-name="P21"><text:tab/><text:tab/><text:tab/></text:p>
      <text:p text:style-name="P21"><text:tab/><text:tab/><text:tab/></text:p>
      <text:p text:style-name="P19"><text:span text:style-name="T2"><text:tab/><text:tab/><text:tab/></text:span><text:span text:style-name="T10">int</text:span><text:span text:style-name="T2"> response = </text:span><text:span text:style-name="T9">addContestant</text:span><text:span text:style-name="T2">(c1);</text:span></text:p>
      <text:p text:style-name="P21"><text:tab/><text:tab/><text:tab/>response+=<text:span text:style-name="T19">addContestant</text:span>(c2);</text:p>
      <text:p text:style-name="P21"><text:tab/><text:tab/><text:tab/>response+=<text:span text:style-name="T19">addContestant</text:span>(c3);</text:p>
      <text:p text:style-name="P21"><text:tab/><text:tab/><text:tab/>response+=<text:span text:style-name="T19">addContestant</text:span>(c4);</text:p>
      <text:p text:style-name="P21"><text:tab/><text:tab/><text:tab/>response+=<text:span text:style-name="T19">addContestant</text:span>(c5);</text:p>
      <text:p text:style-name="P21"><text:tab/><text:tab/><text:tab/>response+=<text:span text:style-name="T19">addContestant</text:span>(c6);</text:p>
      <text:p text:style-name="P21"><text:tab/><text:tab/><text:tab/></text:p>
      <text:p text:style-name="P19"><text:span text:style-name="T2"><text:tab/><text:tab/><text:tab/>System.</text:span><text:span text:style-name="T15">out</text:span><text:span text:style-name="T2">.println(</text:span><text:span text:style-name="T16">"TEST 1: ADDING 6(MAX AMOUNT IN THIS CASE) CONTESTANTS"</text:span><text:span text:style-name="T2">);</text:span></text:p>
      <text:p text:style-name="P19"><text:span text:style-name="T2"><text:tab/><text:tab/><text:tab/></text:span><text:span text:style-name="T10">if</text:span><text:span text:style-name="T2">(response!=0)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FAILED ADDING CONTESTANTS UP TO MAX AMOUNT"</text:span><text:span text:style-name="T2">);</text:span></text:p>
      <text:p text:style-name="P19"><text:span text:style-name="T2"><text:tab/><text:tab/><text:tab/></text:span><text:span text:style-name="T10">else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SUCCESFULLY ADDED CONTESTANTS UP TO </text:span><text:soft-page-break/><text:span text:style-name="T16">MAX AMOUNT"</text:span><text:span text:style-name="T2">);</text:span></text:p>
      <text:p text:style-name="P21"><text:tab/><text:tab/><text:tab/></text:p>
      <text:p text:style-name="P19"><text:span text:style-name="T2"><text:tab/><text:tab/><text:tab/>System.</text:span><text:span text:style-name="T15">out</text:span><text:span text:style-name="T2">.println(</text:span><text:span text:style-name="T16">"\n\nTEST 2: ADDING 7( MORE THAN MAX AMOUNT IN THIS CASE) CONTESTANT"</text:span><text:span text:style-name="T2">);</text:span></text:p>
      <text:p text:style-name="P19"><text:span text:style-name="T2"><text:tab/><text:tab/><text:tab/>Contestant c7 = </text:span><text:span text:style-name="T10">new</text:span><text:span text:style-name="T2"> Contestant();</text:span></text:p>
      <text:p text:style-name="P19"><text:span text:style-name="T2"><text:tab/><text:tab/><text:tab/>c7.setID(</text:span><text:span text:style-name="T16">"i7"</text:span><text:span text:style-name="T2">);</text:span></text:p>
      <text:p text:style-name="P21"><text:tab/><text:tab/><text:tab/>response = <text:span text:style-name="T19">addContestant</text:span>(c7);</text:p>
      <text:p text:style-name="P19"><text:span text:style-name="T2"><text:tab/><text:tab/><text:tab/></text:span><text:span text:style-name="T10">if</text:span><text:span text:style-name="T2">(response==-2)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PASSED: COULD NOT ADD MORE THAN MAX CONTESTANTS"</text:span><text:span text:style-name="T2">);</text:span></text:p>
      <text:p text:style-name="P19"><text:span text:style-name="T2"><text:tab/><text:tab/><text:tab/></text:span><text:span text:style-name="T10">else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FAILED: COULD ADD MORE THAN MAX CONTESTANTS"</text:span><text:span text:style-name="T2">);</text:span></text:p>
      <text:p text:style-name="P21"><text:tab/><text:tab/><text:tab/></text:p>
      <text:p text:style-name="P21"><text:tab/><text:tab/><text:tab/></text:p>
      <text:p text:style-name="P19"><text:span text:style-name="T2"><text:tab/><text:tab/><text:tab/>System.</text:span><text:span text:style-name="T15">out</text:span><text:span text:style-name="T2">.println(</text:span><text:span text:style-name="T16">"\n\nREMOVING A CONTESTANT TO TEST FOR SAME ID"</text:span><text:span text:style-name="T2">);</text:span></text:p>
      <text:p text:style-name="P19"><text:span text:style-name="T2"><text:tab/><text:tab/><text:tab/></text:span><text:span text:style-name="T15">list</text:span><text:span text:style-name="T2">.remove(5);</text:span></text:p>
      <text:p text:style-name="P19"><text:span text:style-name="T2"><text:tab/><text:tab/><text:tab/>System.</text:span><text:span text:style-name="T15">out</text:span><text:span text:style-name="T2">.println(</text:span><text:span text:style-name="T16">"TEST 3: ADDING CONTESTANT WITH ID i5(which already exists)"</text:span><text:span text:style-name="T2">);</text:span></text:p>
      <text:p text:style-name="P19"><text:span text:style-name="T2"><text:tab/><text:tab/><text:tab/>Contestant c8 = </text:span><text:span text:style-name="T10">new</text:span><text:span text:style-name="T2"> Contestant();</text:span></text:p>
      <text:p text:style-name="P19"><text:span text:style-name="T2"><text:tab/><text:tab/><text:tab/>c8.setID(</text:span><text:span text:style-name="T16">"i5"</text:span><text:span text:style-name="T2">);</text:span></text:p>
      <text:p text:style-name="P21"><text:tab/><text:tab/><text:tab/>response = <text:span text:style-name="T19">addContestant</text:span>(c8);</text:p>
      <text:p text:style-name="P19"><text:span text:style-name="T2"><text:tab/><text:tab/><text:tab/></text:span><text:span text:style-name="T10">if</text:span><text:span text:style-name="T2">(response==-1)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PASSED: COULD NOT ADD CONTESTANT WITH SAME ID"</text:span><text:span text:style-name="T2">);</text:span></text:p>
      <text:p text:style-name="P19"><text:span text:style-name="T2"><text:tab/><text:tab/><text:tab/></text:span><text:span text:style-name="T10">else</text:span></text:p>
      <text:p text:style-name="P19"><text:span text:style-name="T2"><text:tab/><text:tab/><text:tab/><text:tab/>System.</text:span><text:span text:style-name="T15">out</text:span><text:span text:style-name="T2">.println(</text:span><text:span text:style-name="T16">"\tFAILED: COULD ADD CONTESTANT WITH SAME ID"</text:span><text:span text:style-name="T2">);</text:span></text:p>
      <text:p text:style-name="P21"><text:tab/><text:tab/><text:tab/></text:p>
      <text:p text:style-name="P21"><text:tab/><text:tab/><text:tab/></text:p>
      <text:p text:style-name="P21"><text:tab/><text:tab/><text:tab/></text:p>
      <text:p text:style-name="P19"><text:span text:style-name="T2"><text:tab/><text:tab/>} </text:span><text:span text:style-name="T10">catch</text:span><text:span text:style-name="T2"> (InvalidFieldException e) {</text:span></text:p>
      <text:p text:style-name="P19"><text:span text:style-name="T2"><text:tab/><text:tab/><text:tab/></text:span><text:span text:style-name="T13">// </text:span><text:span text:style-name="T20">TODO</text:span><text:span text:style-name="T13"> Auto-generated catch block</text:span></text:p>
      <text:p text:style-name="P21"><text:tab/><text:tab/><text:tab/>e.printStackTrace();</text:p>
      <text:p text:style-name="P21"><text:tab/><text:tab/>} </text:p>
      <text:p text:style-name="P21"><text:tab/><text:tab/></text:p>
      <text:p text:style-name="P21"><text:tab/>}</text:p>
      <text:p text:style-name="P21"><text:tab/></text:p>
      <text:p text:style-name="P19"><text:span text:style-name="T2"><text:tab/></text:span><text:span text:style-name="T13">//STUB to add </text:span><text:span text:style-name="T14">contestants</text:span><text:span text:style-name="T13"> RETURNS -1 IF ID INVALID, -2 IF MAX CONTESTANT REACHED</text:span></text:p>
      <text:p text:style-name="P19"><text:span text:style-name="T2"><text:tab/></text:span><text:span text:style-name="T10">public</text:span><text:span text:style-name="T2"> </text:span><text:span text:style-name="T10">static</text:span><text:span text:style-name="T2"> </text:span><text:span text:style-name="T10">int</text:span><text:span text:style-name="T2"> addContestant(Contestant c){</text:span></text:p>
      <text:p text:style-name="P19"><text:span text:style-name="T2"><text:tab/><text:tab/></text:span><text:span text:style-name="T10">if</text:span><text:span text:style-name="T2">(</text:span><text:span text:style-name="T15">NUM_TEST_CONTESTANTS</text:span><text:span text:style-name="T2">&gt;</text:span><text:span text:style-name="T15">list</text:span><text:span text:style-name="T2">.size()){</text:span></text:p>
      <text:p text:style-name="P19"><text:span text:style-name="T2"><text:tab/><text:tab/><text:tab/></text:span><text:span text:style-name="T10">if</text:span><text:span text:style-name="T2">(</text:span><text:span text:style-name="T9">isIDValid</text:span><text:span text:style-name="T2">(c.getID()))</text:span></text:p>
      <text:p text:style-name="P19"><text:span text:style-name="T2"><text:tab/><text:tab/><text:tab/><text:tab/></text:span><text:span text:style-name="T15">list</text:span><text:span text:style-name="T2">.add(c);</text:span></text:p>
      <text:p text:style-name="P19"><text:span text:style-name="T2"><text:tab/><text:tab/><text:tab/></text:span><text:span text:style-name="T10">else</text:span></text:p>
      <text:p text:style-name="P19"><text:span text:style-name="T2"><text:tab/><text:tab/><text:tab/><text:tab/></text:span><text:span text:style-name="T10">return</text:span><text:span text:style-name="T2"> -1;</text:span></text:p>
      <text:p text:style-name="P19"><text:span text:style-name="T2"><text:tab/><text:tab/>}</text:span><text:span text:style-name="T10">else</text:span><text:span text:style-name="T2">{</text:span></text:p>
      <text:p text:style-name="P19"><text:span text:style-name="T2"><text:tab/><text:tab/><text:tab/></text:span><text:span text:style-name="T10">return</text:span><text:span text:style-name="T2"> -2;</text:span></text:p>
      <text:p text:style-name="P21"><text:tab/><text:tab/>}</text:p>
      <text:p text:style-name="P19"><text:span text:style-name="T2"><text:tab/><text:tab/></text:span><text:span text:style-name="T10">return</text:span><text:span text:style-name="T2"> 0;</text:span></text:p>
      <text:p text:style-name="P21"><text:tab/>}</text:p>
      <text:p text:style-name="P21"><text:tab/></text:p>
      <text:p text:style-name="P19"><text:span text:style-name="T2"><text:tab/></text:span><text:span text:style-name="T13">//STUB to to see if id is a duplicate</text:span></text:p>
      <text:p text:style-name="P19"><text:span text:style-name="T2"><text:tab/></text:span><text:span text:style-name="T10">public</text:span><text:span text:style-name="T2"> </text:span><text:span text:style-name="T10">static</text:span><text:span text:style-name="T2"> </text:span><text:span text:style-name="T10">boolean</text:span><text:span text:style-name="T2"> isIDValid(String id){</text:span></text:p>
      <text:p text:style-name="P19"><text:span text:style-name="T2"><text:tab/><text:tab/></text:span><text:span text:style-name="T10">for</text:span><text:span text:style-name="T2">(Contestant c:</text:span><text:span text:style-name="T15">list</text:span><text:span text:style-name="T2">){</text:span></text:p>
      <text:p text:style-name="P19"><text:span text:style-name="T2"><text:tab/><text:tab/><text:tab/></text:span><text:span text:style-name="T10">if</text:span><text:span text:style-name="T2">(c!=</text:span><text:span text:style-name="T10">null</text:span><text:span text:style-name="T2">&amp;&amp;id.equals(c.getID()))</text:span></text:p>
      <text:p text:style-name="P19"><text:span text:style-name="T2"><text:tab/><text:tab/><text:tab/><text:tab/></text:span><text:span text:style-name="T10">return</text:span><text:span text:style-name="T2"> </text:span><text:span text:style-name="T10">false</text:span><text:span text:style-name="T2">;</text:span></text:p>
      <text:p text:style-name="P21"><text:tab/><text:tab/>}</text:p>
      <text:p text:style-name="P19"><text:span text:style-name="T2"><text:tab/><text:tab/></text:span><text:span text:style-name="T10">return</text:span><text:span text:style-name="T2"> </text:span><text:span text:style-name="T10">true</text:span><text:span text:style-name="T2">;</text:span></text:p>
      <text:p text:style-name="P21"><text:tab/>}</text:p>
      <text:p text:style-name="P19"/>
      <text:p text:style-name="P19"/>
      <text:p text:style-name="P19"/>
      <text:p text:style-name="P21"><text:soft-page-break/><text:tab/></text:p>
      <text:p text:style-name="P19"><text:span text:style-name="T2"><text:tab/></text:span><text:span text:style-name="T10">public</text:span><text:span text:style-name="T2"> </text:span><text:span text:style-name="T10">static</text:span><text:span text:style-name="T2"> </text:span><text:span text:style-name="T10">void</text:span><text:span text:style-name="T2"> main(String[] args) </text:span><text:span text:style-name="T10">throws</text:span><text:span text:style-name="T2"> InvalidFieldException {</text:span></text:p>
      <text:p text:style-name="P21"><text:tab/><text:tab/><text:span text:style-name="T19">driver</text:span>();</text:p>
      <text:p text:style-name="P21"><text:tab/><text:tab/></text:p>
      <text:p text:style-name="P21"><text:tab/><text:tab/><text:span text:style-name="T19">stub</text:span>();</text:p>
      <text:p text:style-name="P21"><text:tab/>}</text:p>
      <text:p text:style-name="P21">}</text:p>
      <text:p text:style-name="P10"><text:span text:style-name="T4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2-03-16T22:21:57</meta:creation-date>
    <dc:date>2012-03-16T23:21:03</dc:date>
    <dc:creator>kevin </dc:creator>
    <meta:editing-duration>PT43M56S</meta:editing-duration>
    <meta:editing-cycles>1</meta:editing-cycles>
    <meta:document-statistic meta:table-count="0" meta:image-count="0" meta:object-count="0" meta:page-count="6" meta:paragraph-count="182" meta:word-count="644" meta:character-count="5545" meta:non-whitespace-character-count="4704"/>
    <meta:generator>LibreOffice/3.5$Linux_X86_64 LibreOffice_project/350m1$Build-13</meta:generator>
  </office:meta>
</office:document-meta>
</file>